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ndiAccessor.getJndiEnviron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ndiAccessor.setJndiEnvironment( @ Nullable Properties jndiEnviron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ndiAccessor.getJndiTemp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ndiAccessor.setJndiTemplate( @ Nullable JndiTemplate jndiTempl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